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rtup" table:style-name="ta1">
        <table:shapes>
          <draw:frame draw:z-index="0" draw:style-name="gr1" draw:text-style-name="P1" svg:width="453.51pt" svg:height="255.09pt" svg:x="220.56pt" svg:y="95.95pt">
            <loext:p draw:notify-on-update-of-ranges="Startup.A2:Startup.A6 Startup.B1:Startup.B1 Startup.B2:Startup.B6 Startup.C1:Startup.C1 Startup.C2:Startup.C6 Startup.D1:Startup.D1 Startup.D2:Startup.D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Time decomposition</text:p>
          </table:table-cell>
          <table:table-cell office:value-type="string" calcext:value-type="string">
            <text:p>Switch Decomposition =</text:p>
          </table:table-cell>
          <table:table-cell office:value-type="string" calcext:value-type="string">
            <text:p>Switch Decomposition &gt;=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.5" calcext:value-type="float">
            <text:p>255.5</text:p>
          </table:table-cell>
          <table:table-cell office:value-type="float" office:value="2455.8" calcext:value-type="float">
            <text:p>2455.8</text:p>
          </table:table-cell>
          <table:table-cell office:value-type="float" office:value="2390.8" calcext:value-type="float">
            <text:p>2390.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55.5" calcext:value-type="float">
            <text:p>255.5</text:p>
          </table:table-cell>
          <table:table-cell office:value-type="float" office:value="1886.1" calcext:value-type="float">
            <text:p>1886.1</text:p>
          </table:table-cell>
          <table:table-cell office:value-type="float" office:value="1333.3" calcext:value-type="float">
            <text:p>1333.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5.5" calcext:value-type="float">
            <text:p>255.5</text:p>
          </table:table-cell>
          <table:table-cell office:value-type="float" office:value="1898.2" calcext:value-type="float">
            <text:p>1898.2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55.5" calcext:value-type="float">
            <text:p>255.5</text:p>
          </table:table-cell>
          <table:table-cell office:value-type="float" office:value="1896.5" calcext:value-type="float">
            <text:p>1896.5</text:p>
          </table:table-cell>
          <table:table-cell office:value-type="float" office:value="1337.7" calcext:value-type="float">
            <text:p>1337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5.5" calcext:value-type="float">
            <text:p>255.5</text:p>
          </table:table-cell>
          <table:table-cell office:value-type="float" office:value="1889.3" calcext:value-type="float">
            <text:p>1889.3</text:p>
          </table:table-cell>
          <table:table-cell office:value-type="float" office:value="1337.4" calcext:value-type="float">
            <text:p>1337.4</text:p>
          </table:table-cell>
        </table:table-row>
      </table:table>
      <table:table table:name="Overlapping" table:style-name="ta1">
        <table:shapes>
          <draw:frame draw:z-index="0" draw:style-name="gr1" draw:text-style-name="P1" svg:width="511.23pt" svg:height="254.83pt" svg:x="391.55pt" svg:y="104.17pt">
            <loext:p draw:notify-on-update-of-ranges="Overlapping.B4:Overlapping.B4 Overlapping.B5:Overlapping.B11 Overlapping.C4:Overlapping.C4 Overlapping.C5:Overlapping.C11 Overlapping.D4:Overlapping.D4 Overlapping.D5:Overlapping.D11 Overlapping.E4:Overlapping.E4 Overlapping.E5:Overlapping.E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Effects on the bound value </text:p>
          </table:table-cell>
          <table:table-cell/>
          <table:table-cell office:value-type="string" calcext:value-type="string">
            <text:p>Prop costs, with inequalit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Repartition</text:p>
          </table:table-cell>
          <table:table-cell office:value-type="string" calcext:value-type="string">
            <text:p>Unit decomposition</text:p>
          </table:table-cell>
          <table:table-cell office:value-type="string" calcext:value-type="string">
            <text:p>Overlapping =</text:p>
          </table:table-cell>
          <table:table-cell office:value-type="string" calcext:value-type="string">
            <text:p>Overlapping &gt;=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85237.5" calcext:value-type="float">
            <text:p>285237.5</text:p>
          </table:table-cell>
          <table:table-cell office:value-type="float" office:value="292370" calcext:value-type="float">
            <text:p>292370</text:p>
          </table:table-cell>
          <table:table-cell office:value-type="float" office:value="283507.6" calcext:value-type="float">
            <text:p>283507.6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table:formula="of:= [.C5]" office:value-type="float" office:value="285237.5" calcext:value-type="float">
            <text:p>285237.5</text:p>
          </table:table-cell>
          <table:table-cell table:formula="of:= [.D5]" office:value-type="float" office:value="292370" calcext:value-type="float">
            <text:p>292370</text:p>
          </table:table-cell>
          <table:table-cell office:value-type="float" office:value="289462.3" calcext:value-type="float">
            <text:p>289462.3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 [.C6]" office:value-type="float" office:value="285237.5" calcext:value-type="float">
            <text:p>285237.5</text:p>
          </table:table-cell>
          <table:table-cell table:formula="of:= [.D6]" office:value-type="float" office:value="292370" calcext:value-type="float">
            <text:p>292370</text:p>
          </table:table-cell>
          <table:table-cell office:value-type="float" office:value="291318.2" calcext:value-type="float">
            <text:p>291318.2</text:p>
          </table:table-cell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table:formula="of:= [.C7]" office:value-type="float" office:value="285237.5" calcext:value-type="float">
            <text:p>285237.5</text:p>
          </table:table-cell>
          <table:table-cell table:formula="of:= [.D7]" office:value-type="float" office:value="292370" calcext:value-type="float">
            <text:p>292370</text:p>
          </table:table-cell>
          <table:table-cell office:value-type="float" office:value="292007.8" calcext:value-type="float">
            <text:p>292007.8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formula="of:= [.C8]" office:value-type="float" office:value="285237.5" calcext:value-type="float">
            <text:p>285237.5</text:p>
          </table:table-cell>
          <table:table-cell table:formula="of:= [.D8]" office:value-type="float" office:value="292370" calcext:value-type="float">
            <text:p>292370</text:p>
          </table:table-cell>
          <table:table-cell office:value-type="float" office:value="292234.7" calcext:value-type="float">
            <text:p>292234.7</text:p>
          </table:table-cell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table:formula="of:= [.C9]" office:value-type="float" office:value="285237.5" calcext:value-type="float">
            <text:p>285237.5</text:p>
          </table:table-cell>
          <table:table-cell table:formula="of:= [.D9]" office:value-type="float" office:value="292370" calcext:value-type="float">
            <text:p>292370</text:p>
          </table:table-cell>
          <table:table-cell office:value-type="float" office:value="292303.8" calcext:value-type="float">
            <text:p>292303.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 [.C10]" office:value-type="float" office:value="285237.5" calcext:value-type="float">
            <text:p>285237.5</text:p>
          </table:table-cell>
          <table:table-cell table:formula="of:= [.D10]" office:value-type="float" office:value="292370" calcext:value-type="float">
            <text:p>292370</text:p>
          </table:table-cell>
          <table:table-cell office:value-type="float" office:value="292370" calcext:value-type="float">
            <text:p>2923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1">00/00/0000</text:date>, <text:time style:data-style-name="N2" text:time-value="15:39:26.0674279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8T17:24:09.210768205</meta:creation-date>
    <dc:date>2021-10-01T15:49:04.154527011</dc:date>
    <meta:editing-duration>PT1H14M6S</meta:editing-duration>
    <meta:editing-cycles>5</meta:editing-cycles>
    <meta:generator>LibreOffice/5.1.6.2$Linux_X86_64 LibreOffice_project/10m0$Build-2</meta:generator>
    <meta:document-statistic meta:table-count="2" meta:cell-count="5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14cm" svg:y="3.703cm" style:legend-expansion="high" chart:style-name="ch2"/>
        <chart:plot-area chart:style-name="ch3" table:cell-range-address="Startup.A1:Startup.D6" chart:data-source-has-labels="both" svg:x="0.32cm" svg:y="0.18cm" svg:width="10.074cm" svg:height="8.64cm">
          <chartooo:coordinate-region svg:x="1.312cm" svg:y="0.379cm" svg:width="8.988cm" svg:height="7.794cm"/>
          <chart:axis chart:dimension="x" chart:name="primary-x" chart:style-name="ch4" chartooo:axis-type="auto">
            <chartooo:date-scale/>
            <chart:categories table:cell-range-address="Startup.A2:Startup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rtup.B2:Startup.B6" chart:label-cell-address="Startup.B1:Startup.B1" chart:class="chart:line">
            <chart:data-point chart:repeated="5"/>
          </chart:series>
          <chart:series chart:style-name="ch7" chart:values-cell-range-address="Startup.C2:Startup.C6" chart:label-cell-address="Startup.C1:Startup.C1" chart:class="chart:line">
            <chart:data-point chart:repeated="5"/>
          </chart:series>
          <chart:series chart:style-name="ch8" chart:values-cell-range-address="Startup.D2:Startup.D6" chart:label-cell-address="Startup.D1:Startup.D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decomposition</text:p>
                <draw:g>
                  <svg:desc>Startup.B1:Startup.B1</svg:desc>
                </draw:g>
              </table:table-cell>
              <table:table-cell office:value-type="string">
                <text:p>Switch Decomposition =</text:p>
                <draw:g>
                  <svg:desc>Startup.C1:Startup.C1</svg:desc>
                </draw:g>
              </table:table-cell>
              <table:table-cell office:value-type="string">
                <text:p>Switch Decomposition &gt;=</text:p>
                <draw:g>
                  <svg:desc>Startup.D1:Startup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rtup.A2:Startup.A6</svg:desc>
                </draw:g>
              </table:table-cell>
              <table:table-cell office:value-type="float" office:value="255.5">
                <text:p>255.5</text:p>
                <draw:g>
                  <svg:desc>Startup.B2:Startup.B6</svg:desc>
                </draw:g>
              </table:table-cell>
              <table:table-cell office:value-type="float" office:value="2455.8">
                <text:p>2455.8</text:p>
                <draw:g>
                  <svg:desc>Startup.C2:Startup.C6</svg:desc>
                </draw:g>
              </table:table-cell>
              <table:table-cell office:value-type="float" office:value="2390.8">
                <text:p>2390.8</text:p>
                <draw:g>
                  <svg:desc>Startup.D2:Startup.D6</svg:desc>
                </draw:g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255.5">
                <text:p>255.5</text:p>
              </table:table-cell>
              <table:table-cell office:value-type="float" office:value="1886.1">
                <text:p>1886.1</text:p>
              </table:table-cell>
              <table:table-cell office:value-type="float" office:value="1333.3">
                <text:p>1333.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55.5">
                <text:p>255.5</text:p>
              </table:table-cell>
              <table:table-cell office:value-type="float" office:value="1898.2">
                <text:p>1898.2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55.5">
                <text:p>255.5</text:p>
              </table:table-cell>
              <table:table-cell office:value-type="float" office:value="1896.5">
                <text:p>1896.5</text:p>
              </table:table-cell>
              <table:table-cell office:value-type="float" office:value="1337.7">
                <text:p>1337.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55.5">
                <text:p>255.5</text:p>
              </table:table-cell>
              <table:table-cell office:value-type="float" office:value="1889.3">
                <text:p>1889.3</text:p>
              </table:table-cell>
              <table:table-cell office:value-type="float" office:value="1337.4">
                <text:p>1337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36cm" svg:height="8.991cm" xlink:href=".." xlink:type="simple" chart:class="chart:line" chart:style-name="ch1">
        <chart:legend chart:legend-position="end" svg:x="13.755cm" svg:y="3.698cm" style:legend-expansion="high" chart:style-name="ch2"/>
        <chart:plot-area chart:style-name="ch3" table:cell-range-address="Overlapping.B4:Overlapping.E11" chart:data-source-has-labels="both" svg:x="0.36cm" svg:y="0.179cm" svg:width="13.035cm" svg:height="8.633cm">
          <chartooo:coordinate-region svg:x="1.722cm" svg:y="0.378cm" svg:width="11.579cm" svg:height="7.787cm"/>
          <chart:axis chart:dimension="x" chart:name="primary-x" chart:style-name="ch4" chartooo:axis-type="auto">
            <chartooo:date-scale/>
            <chart:categories table:cell-range-address="Overlapping.B5:Overlapping.B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verlapping.C5:Overlapping.C11" chart:label-cell-address="Overlapping.C4:Overlapping.C4" chart:class="chart:line">
            <chart:data-point chart:repeated="7"/>
          </chart:series>
          <chart:series chart:style-name="ch7" chart:values-cell-range-address="Overlapping.D5:Overlapping.D11" chart:label-cell-address="Overlapping.D4:Overlapping.D4" chart:class="chart:line">
            <chart:data-point chart:repeated="7"/>
          </chart:series>
          <chart:series chart:style-name="ch8" chart:values-cell-range-address="Overlapping.E5:Overlapping.E11" chart:label-cell-address="Overlapping.E4:Overlapping.E4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t decomposition</text:p>
                <draw:g>
                  <svg:desc>Overlapping.C4:Overlapping.C4</svg:desc>
                </draw:g>
              </table:table-cell>
              <table:table-cell office:value-type="string">
                <text:p>Overlapping =</text:p>
                <draw:g>
                  <svg:desc>Overlapping.D4:Overlapping.D4</svg:desc>
                </draw:g>
              </table:table-cell>
              <table:table-cell office:value-type="string">
                <text:p>Overlapping &gt;=</text:p>
                <draw:g>
                  <svg:desc>Overlapping.E4:Overlapping.E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Overlapping.B5:Overlapping.B11</svg:desc>
                </draw:g>
              </table:table-cell>
              <table:table-cell office:value-type="float" office:value="285237.5">
                <text:p>285237.5</text:p>
                <draw:g>
                  <svg:desc>Overlapping.C5:Overlapping.C11</svg:desc>
                </draw:g>
              </table:table-cell>
              <table:table-cell office:value-type="float" office:value="292370">
                <text:p>292370</text:p>
                <draw:g>
                  <svg:desc>Overlapping.D5:Overlapping.D11</svg:desc>
                </draw:g>
              </table:table-cell>
              <table:table-cell office:value-type="float" office:value="283507.6">
                <text:p>283507.6</text:p>
                <draw:g>
                  <svg:desc>Overlapping.E5:Overlapping.E11</svg:desc>
                </draw:g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285237.5">
                <text:p>285237.5</text:p>
              </table:table-cell>
              <table:table-cell office:value-type="float" office:value="292370">
                <text:p>292370</text:p>
              </table:table-cell>
              <table:table-cell office:value-type="float" office:value="289462.3">
                <text:p>289462.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85237.5">
                <text:p>285237.5</text:p>
              </table:table-cell>
              <table:table-cell office:value-type="float" office:value="292370">
                <text:p>292370</text:p>
              </table:table-cell>
              <table:table-cell office:value-type="float" office:value="291318.2">
                <text:p>291318.2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85237.5">
                <text:p>285237.5</text:p>
              </table:table-cell>
              <table:table-cell office:value-type="float" office:value="292370">
                <text:p>292370</text:p>
              </table:table-cell>
              <table:table-cell office:value-type="float" office:value="292007.8">
                <text:p>292007.8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85237.5">
                <text:p>285237.5</text:p>
              </table:table-cell>
              <table:table-cell office:value-type="float" office:value="292370">
                <text:p>292370</text:p>
              </table:table-cell>
              <table:table-cell office:value-type="float" office:value="292234.7">
                <text:p>292234.7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285237.5">
                <text:p>285237.5</text:p>
              </table:table-cell>
              <table:table-cell office:value-type="float" office:value="292370">
                <text:p>292370</text:p>
              </table:table-cell>
              <table:table-cell office:value-type="float" office:value="292303.8">
                <text:p>292303.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85237.5">
                <text:p>285237.5</text:p>
              </table:table-cell>
              <table:table-cell office:value-type="float" office:value="292370">
                <text:p>292370</text:p>
              </table:table-cell>
              <table:table-cell office:value-type="float" office:value="292370">
                <text:p>2923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